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05pt"/>
    </style:style>
    <style:style style:name="co2" style:family="table-column">
      <style:table-column-properties fo:break-before="auto" style:column-width="33pt"/>
    </style:style>
    <style:style style:name="co3" style:family="table-column">
      <style:table-column-properties fo:break-before="auto" style:column-width="35.4pt"/>
    </style:style>
    <style:style style:name="co4" style:family="table-column">
      <style:table-column-properties fo:break-before="auto" style:column-width="40.99pt"/>
    </style:style>
    <style:style style:name="co5" style:family="table-column">
      <style:table-column-properties fo:break-before="auto" style:column-width="253.64pt"/>
    </style:style>
    <style:style style:name="co6" style:family="table-column">
      <style:table-column-properties fo:break-before="auto" style:column-width="48.05pt"/>
    </style:style>
    <style:style style:name="co7" style:family="table-column">
      <style:table-column-properties fo:break-before="auto" style:column-width="65.2pt"/>
    </style:style>
    <style:style style:name="co8" style:family="table-column">
      <style:table-column-properties fo:break-before="auto" style:column-width="77.81pt"/>
    </style:style>
    <style:style style:name="co9" style:family="table-column">
      <style:table-column-properties fo:break-before="auto" style:column-width="86.26pt"/>
    </style:style>
    <style:style style:name="co10" style:family="table-column">
      <style:table-column-properties fo:break-before="auto" style:column-width="36.74pt"/>
    </style:style>
    <style:style style:name="co11" style:family="table-column">
      <style:table-column-properties fo:break-before="auto" style:column-width="78.49pt"/>
    </style:style>
    <style:style style:name="co12" style:family="table-column">
      <style:table-column-properties fo:break-before="auto" style:column-width="111.09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66pt" fo:break-before="auto" style:use-optimal-row-height="true"/>
    </style:style>
    <style:style style:name="ro3" style:family="table-row">
      <style:table-row-properties style:row-height="13.01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font-name="Arial"/>
    </style:style>
    <style:style style:name="ce3" style:family="table-cell" style:parent-style-name="Default">
      <style:table-cell-properties fo:background-color="transparent"/>
      <style:text-properties style:font-name="Arial" style:text-underline-style="none"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transparent"/>
      <style:text-properties style:font-name="Arial"/>
    </style:style>
    <style:style style:name="ce5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style:use-window-font-color="true" style:font-name="Arial"/>
    </style:style>
    <style:style style:name="ce7" style:family="table-cell" style:parent-style-name="Default" style:data-style-name="N100">
      <style:text-properties style:font-name="Arial" fo:font-weight="bold" style:font-weight-asian="bold" style:font-weight-complex="bold"/>
    </style:style>
    <style:style style:name="ce8" style:family="table-cell" style:parent-style-name="Default" style:data-style-name="N100">
      <style:text-properties style:font-name="Arial"/>
    </style:style>
    <style:style style:name="ce9" style:family="table-cell" style:parent-style-name="Default">
      <style:text-properties style:font-name="Arial" fo:font-weight="bold" style:font-weight-asian="bold" style:font-weight-complex="bold"/>
    </style:style>
    <style:style style:name="ce10" style:family="table-cell" style:parent-style-name="Default">
      <style:text-properties style:font-name="Arial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Cour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visibility="collapse" table:default-cell-style-name="ce2"/>
        <table:table-column table:style-name="co7" table:visibility="collapse" table:default-cell-style-name="ce2"/>
        <table:table-column table:style-name="co8" table:visibility="collapse" table:default-cell-style-name="ce2"/>
        <table:table-column table:style-name="co9" table:visibility="collapse" table:default-cell-style-name="ce2"/>
        <table:table-column table:style-name="co10" table:visibility="collapse" table:default-cell-style-name="ce6"/>
        <table:table-column table:style-name="co11" table:visibility="collapse" table:default-cell-style-name="ce2"/>
        <table:table-column table:style-name="co12" table:default-cell-style-name="ce8"/>
        <table:table-column table:style-name="co13" table:number-columns-repeated="1011" table:default-cell-style-name="ce10"/>
        <table:table-row table:style-name="ro1">
          <table:table-cell table:style-name="ce1" office:value-type="string" calcext:value-type="string">
            <text:p>Legal Practitioner</text:p>
          </table:table-cell>
          <table:table-cell table:style-name="ce3" office:value-type="string" calcext:value-type="string">
            <text:p>In-House Counsel</text:p>
          </table:table-cell>
          <table:table-cell table:style-name="ce1" office:value-type="string" calcext:value-type="string">
            <text:p>Legal Support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Training Leve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vailable Funding</text:p>
          </table:table-cell>
          <table:table-cell table:style-name="ce1" office:value-type="string" calcext:value-type="string">
            <text:p>Duration (days)</text:p>
          </table:table-cell>
          <table:table-cell table:style-name="ce1" office:value-type="string" calcext:value-type="string">
            <text:p>Start dates (2017)</text:p>
          </table:table-cell>
          <table:table-cell table:style-name="ce5" office:value-type="string" calcext:value-type="string">
            <text:p>Venue</text:p>
          </table:table-cell>
          <table:table-cell table:style-name="ce1" office:value-type="string" calcext:value-type="string">
            <text:p>Est. CPD points</text:p>
          </table:table-cell>
          <table:table-cell table:style-name="ce7" office:value-type="string" calcext:value-type="string">
            <text:p>Competencies</text:p>
          </table:table-cell>
          <table:table-cell table:style-name="ce9" table:number-columns-repeated="1011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table:style-name="ce1" office:value-type="string" calcext:value-type="string">
            <text:p>Medico-Legal Forum</text:p>
          </table:table-cell>
          <table:table-cell office:value-type="float" office:value="588.5" calcext:value-type="float">
            <text:p>588.5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Mar</text:p>
          </table:table-cell>
          <table:table-cell office:value-type="string" calcext:value-type="string">
            <text:p>Aud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Competition Conference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 Aug</text:p>
          </table:table-cell>
          <table:table-cell office:value-type="string" calcext:value-type="string">
            <text:p>Aud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, 16, 17, 7, 11, 13, 18, 19, 26, 77, 78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Trusts &amp; Wealth Symposium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 Jul</text:p>
          </table:table-cell>
          <table:table-cell office:value-type="string" calcext:value-type="string">
            <text:p>Aud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, 11, 13, 16, 17, 18, 19, 23, 27, 77, 78, 83, 84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Sentencing Conference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 Oct</text:p>
          </table:table-cell>
          <table:table-cell office:value-type="string" calcext:value-type="string">
            <text:p>Aud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, 21, 75, 76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inancial Crime 201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Mar</text:p>
          </table:table-cell>
          <table:table-cell office:value-type="string" calcext:value-type="string">
            <text:p>Aud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, 9, 11, 16, 17, 18, 19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Law in Business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8, 9, 11, 13, 18, 19, 20, 23, 25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Practical Legal Writing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5, 28, 30, 41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pd</text:p>
          </table:table-cell>
          <table:table-cell office:value-type="string" calcext:value-type="string">
            <text:p>Telecommunications, Media &amp; Technology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7, 11, 14, 26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pd</text:p>
          </table:table-cell>
          <table:table-cell office:value-type="string" calcext:value-type="string">
            <text:p>Dispute Resolution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, 5, 20, 24, 27, 28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Finance for Legal Professionals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Mar</text:p>
          </table:table-cell>
          <table:table-cell office:value-type="string" calcext:value-type="string">
            <text:p>TB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, 13, 18, 19, 25, 58, 70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chnology Visioning: Legal Productivity Solution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5 Apr</text:p>
          </table:table-cell>
          <table:table-cell office:value-type="string" calcext:value-type="string">
            <text:p>TB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 10, 14, 15, 33, 34, 50, 51, 59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ivil Procedure</text:p>
          </table:table-cell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7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, 2, 22, 73, 74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riminal Law</text:p>
          </table:table-cell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8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, 21, 75, 76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mily Law</text:p>
          </table:table-cell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9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2, 18, 19, 22, 24, 27, 79, 80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table:style-name="ce1" office:value-type="string" calcext:value-type="string">
            <text:p>Tort Law</text:p>
          </table:table-cell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30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, 77, 78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Gen</text:p>
          </table:table-cell>
          <table:table-cell table:style-name="ce1" office:value-type="string" calcext:value-type="string">
            <text:p>SAL Annual Lectur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string" calcext:value-type="string">
            <text:p>16 Nov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2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Users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 Jan</text:p>
            <text:p>6 Jul</text:p>
          </table:table-cell>
          <table:table-cell office:value-type="string" calcext:value-type="string">
            <text:p>LT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4, 21, 22, 35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Cause Book Search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6 Mar</text:p>
            <text:p>8 Sep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, 21, 22, 35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Administrator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4 Aug</text:p>
          </table:table-cell>
          <table:table-cell office:value-type="string" calcext:value-type="string">
            <text:p>LTC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14, 21, 22, 35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Family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 May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, 14, 21, 22, 24, 35, 79, 80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Probate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 May</text:p>
            <text:p>3 Nov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, 14, 21, 22, 35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Fundamentals of the Personal Data Protection Act</text:p>
          </table:table-cell>
          <table:table-cell office:value-type="float" office:value="556.4" calcext:value-type="float">
            <text:p>556.4</text:p>
          </table:table-cell>
          <table:table-cell office:value-type="string" calcext:value-type="string">
            <text:p>WS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 Feb</text:p>
            <text:p>18 Sep</text:p>
          </table:table-cell>
          <table:table-cell office:value-type="string" calcext:value-type="string">
            <text:p>B1-1</text:p>
          </table:table-cell>
          <table:table-cell/>
          <table:table-cell office:value-type="string" calcext:value-type="string">
            <text:p>14, 94</text:p>
          </table:table-cell>
          <table:table-cell table:number-columns-repeated="1011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actical Analysis of the PDPA Policies</text:p>
          </table:table-cell>
          <table:table-cell table:style-name="ce4" office:value-type="string" calcext:value-type="string">
            <text:p>1498.00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 Feb</text:p>
            <text:p>6 Oct</text:p>
          </table:table-cell>
          <table:table-cell office:value-type="string" calcext:value-type="string">
            <text:p>B1-1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14, 94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ducting a Personal Data Audit</text:p>
          </table:table-cell>
          <table:table-cell table:style-name="ce4" office:value-type="string" calcext:value-type="string">
            <text:p>1498.00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 Apr</text:p>
          </table:table-cell>
          <table:table-cell office:value-type="string" calcext:value-type="string">
            <text:p>B1-1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11, 14, 94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rchitecting Deals, Adding Value</text:p>
          </table:table-cell>
          <table:table-cell table:style-name="ce4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1-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, 18, 19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table:style-name="ce1" office:value-type="string" calcext:value-type="string">
            <text:p>Deal-making Through Negotiation</text:p>
          </table:table-cell>
          <table:table-cell table:style-name="ce4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1-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tracting Now as Planning for Later</text:p>
          </table:table-cell>
          <table:table-cell table:style-name="ce4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1-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7, 78</text:p>
          </table:table-cell>
          <table:table-cell table:number-columns-repeated="1011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Law Firm Leadership Programme</text:p>
          </table:table-cell>
          <table:table-cell table:style-name="ce4" office:value-type="string" calcext:value-type="string">
            <text:p>9630.00</text:p>
          </table:table-cell>
          <table:table-cell office:value-type="string" calcext:value-type="string">
            <text:p>SF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 Mar</text:p>
          </table:table-cell>
          <table:table-cell office:value-type="string" calcext:value-type="string">
            <text:p>TB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, 5, 30, 31, 32, 37, 38, 40, 44, 46, 47, 48, 49, 54, 55, 56, 63, 68, 72<text:span text:style-name="T1">, 98, 99, 100, 101, 103</text:span>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Basic Legal Research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Feb</text:p>
          </table:table-cell>
          <table:table-cell office:value-type="string" calcext:value-type="string">
            <text:p>LT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 15, 28, 36, 50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ssential Word Processing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 Jan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33, 57, 62, 85, 86, 90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ssential Databases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 May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15, 33, 67, 85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ssential Presentations</text:p>
          </table:table-cell>
          <table:table-cell office:value-type="float" office:value="470.8" calcext:value-type="float">
            <text:p>470.8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 Jul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28, 30, 33, 57, 66, 8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General Online Research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Dec</text:p>
          </table:table-cell>
          <table:table-cell office:value-type="string" calcext:value-type="string">
            <text:p>LTC</text:p>
          </table:table-cell>
          <table:table-cell/>
          <table:table-cell office:value-type="string" calcext:value-type="string">
            <text:p>15, 28, 33, 36, 50, 65, 90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gal Project Management Essentials</text:p>
          </table:table-cell>
          <table:table-cell table:style-name="ce4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MC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 10, 15, 20, 30, 31, 32, 33, 34, 38, 40, 41, 42, 43, 44, 46, 47, 48, 49, 51, 53, 54, 55, 56, 57, 60, 63, 64, 68, 71, 72<text:span text:style-name="T1">, 93, 95, 96, 97, 98, 99, 100, 101, 103</text:span></text:p>
          </table:table-cell>
          <table:table-cell table:number-columns-repeated="1011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aking Grammar to the Next Level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Mar</text:p>
            <text:p>17 Nov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28, 30, 41, 62<text:span text:style-name="T1">, 85, 89, 90</text:span>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usiness Valuation for Litigation Lawyers</text:p>
          </table:table-cell>
          <table:table-cell office:value-type="float" office:value="599.2" calcext:value-type="float">
            <text:p>599.2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 Aug</text:p>
          </table:table-cell>
          <table:table-cell office:value-type="string" calcext:value-type="string">
            <text:p>MC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, 9, 13, 18, 19</text:p>
          </table:table-cell>
          <table:table-cell table:number-columns-repeated="1011"/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Drafting Meeting Minutes</text:p>
          </table:table-cell>
          <table:table-cell office:value-type="float" office:value="695.5" calcext:value-type="float">
            <text:p>695.5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 Jan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8, 15, 30, 32, 33, 34, 41, 61, 85, 86<text:span text:style-name="T1">, 89, 90, 99</text:span>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livering Service Excellence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 Jan</text:p>
          </table:table-cell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3, 10, 20, 32, 33, 34, 38, 41, 51, 52, 62, 71, 72, 85<text:span text:style-name="T1">, 89, 93, 98, 99, 101, 103</text:span>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ransform Your Company’s Correspondence</text:p>
          </table:table-cell>
          <table:table-cell office:value-type="float" office:value="620.6" calcext:value-type="float">
            <text:p>620.6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 Jul</text:p>
          </table:table-cell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13, 28, 30, 32, 33, 41, 52, 57, 62<text:span text:style-name="T1">, 89, 90, 98, 101</text:span>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Writing Standard Operating Procedures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 Mar</text:p>
          </table:table-cell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3, 8, 10, 11, 15, 20, 25, 32, 33, 34, 37, 38, 39, 40, 41, 42, 43, 44, 45, 46, 47, 51, 53, 54, 55, 56, 59, 63, 68, 69, 70, 71, 87<text:span text:style-name="T1">, 93, 96, 99, 100, 101, 102, 103</text:span>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Grammar Foundations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 May</text:p>
          </table:table-cell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28, 30, 41, 85, 86<text:span text:style-name="T1">, 89, 90</text:span></text:p>
          </table:table-cell>
          <table:table-cell table:number-columns-repeated="1011"/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roofread to Perfection</text:p>
          </table:table-cell>
          <table:table-cell office:value-type="float" office:value="620.6" calcext:value-type="float">
            <text:p>620.6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 Feb</text:p>
            <text:p>29 Sep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28, 30, 41, 62, 85, 86, 88<text:span text:style-name="T1">, 89, 90</text:span>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etter Emails (Flexible)</text:p>
          </table:table-cell>
          <table:table-cell office:value-type="float" office:value="620.6" calcext:value-type="float">
            <text:p>620.6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Apr</text:p>
            <text:p>13 Oct</text:p>
          </table:table-cell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30, 32, 41, 51, 62, 85<text:span text:style-name="T1">, 89, 90</text:span>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Success for Support Staff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 Nov</text:p>
          </table:table-cell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3, 10, 20, 25, 28, 30, 31, 32, 33, 36, 37, 38, 40, 41, 42, 43, 44, 45, 46, 47, 48, 52, 53, 54, 55, 56, 58, 60, 61, 62, 63, 64, 65, 66, 67, 68, 69, 70, 71, 72, 85, 87<text:span text:style-name="T1">, 89, 90, 92, 93, 94, 95, 96, 97, 98, 99, 100, 101, 102, 103</text:span>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Singapore Legal System and Institutions</text:p>
          </table:table-cell>
          <table:table-cell office:value-type="float" office:value="374.5" calcext:value-type="float">
            <text:p>374.5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Feb</text:p>
          </table:table-cell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1, 4, 45, 85<text:span text:style-name="T1">, 95, 97, 100</text:span>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ompetition Practic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1, 9, 12, 16, 17, 18, 19, 77, 78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ax Practic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1, 9, 11, 12, <text:s/>16, 17, 18, 19, 27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Data Protection Practic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1, 14</text:p>
          </table:table-cell>
          <table:table-cell table:number-columns-repeated="1011"/>
        </table:table-row>
        <table:table-row table:style-name="ro4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amily Practic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1, 6, 24, 79, 80</text:p>
          </table:table-cell>
          <table:table-cell table:number-columns-repeated="1011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5">00/00/0000</text:date>, <text:time style:data-style-name="N2" text:time-value="11:16:41.3375034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dc:date>2017-08-15T14:32:03.777626494</dc:date>
    <meta:editing-duration>PT12H48M34S</meta:editing-duration>
    <meta:editing-cycles>68</meta:editing-cycles>
    <meta:document-statistic meta:table-count="1" meta:cell-count="592" meta:object-count="0"/>
  </office:meta>
</office:document-meta>
</file>